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dce6f2" draw:opacity="0%" draw:fill-image-width="0cm" draw:fill-image-height="0cm" draw:textarea-vertical-align="middle" draw:shadow="hidden" draw:shadow-opacity="0%"/>
    </style:style>
    <style:style style:name="gr2" style:family="graphic" style:parent-style-name="standard">
      <style:graphic-properties svg:stroke-color="#6666ff"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alibri Light'" style:font-pitch="variable"/>
    </style:style>
    <style:style style:name="P3" style:family="paragraph">
      <style:paragraph-properties fo:text-align="center"/>
      <style:text-properties fo:font-family="'Calibri Light'" style:font-pitch="variable" fo:font-size="14pt" style:font-size-asian="14pt" style:font-size-complex="14pt"/>
    </style:style>
    <style:style style:name="P4" style:family="paragraph">
      <style:paragraph-properties fo:text-align="end"/>
      <style:text-properties fo:font-family="'Calibri Light'" style:font-pitch="variable" fo:font-size="12pt" style:font-size-asian="12pt" style:font-size-complex="12pt"/>
    </style:style>
    <style:style style:name="P5" style:family="paragraph">
      <style:paragraph-properties fo:text-align="start"/>
      <style:text-properties fo:font-family="'Calibri Light'" style:font-pitch="variable" fo:font-size="12pt" style:font-size-asian="12pt" style:font-size-complex="12pt"/>
    </style:style>
    <style:style style:name="P6" style:family="paragraph">
      <style:paragraph-properties fo:text-align="end"/>
      <style:text-properties fo:font-family="'Calibri Light'" style:font-pitch="variable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'Calibri Light'" style:font-pitch="variable" fo:font-size="14pt" style:font-size-asian="14pt" style:font-size-complex="14pt"/>
    </style:style>
    <style:style style:name="T2" style:family="text">
      <style:text-properties fo:font-family="'Calibri Light'" style:font-pitch="variable" fo:font-size="12pt" style:font-size-asian="12pt" style:font-size-complex="12pt"/>
    </style:style>
    <style:style style:name="T3" style:family="text">
      <style:text-properties fo:font-family="'Calibri Light'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1cm" svg:height="8.3cm" svg:x="5.4cm" svg:y="1.2cm">
          <text:p/>
        </draw:rect>
        <draw:custom-shape draw:style-name="gr2" draw:text-style-name="P3" draw:layer="layout" svg:width="4.7cm" svg:height="1cm" svg:x="7.401cm" svg:y="1.699cm">
          <text:p text:style-name="P2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7cm" svg:height="1cm" svg:x="7.402cm" svg:y="2.8cm">
          <text:p text:style-name="P2"><text:span text:style-name="T1">Scientific I/O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7cm" svg:height="1cm" svg:x="7.402cm" svg:y="3.9cm">
          <text:p text:style-name="P2"><text:span text:style-name="T1">I/O Middle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7cm" svg:height="1cm" svg:x="7.402cm" svg:y="5cm">
          <text:p text:style-name="P2"><text:span text:style-name="T1">I/O Forwar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7cm" svg:height="1cm" svg:x="7.402cm" svg:y="6.1cm">
          <text:p text:style-name="P2"><text:span text:style-name="T1">Parallel Fil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7cm" svg:height="1cm" svg:x="7.402cm" svg:y="1.7cm">
          <text:p text:style-name="P2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7cm" svg:height="1cm" svg:x="7.402cm" svg:y="7.2cm">
          <text:p text:style-name="P2"><text:span text:style-name="T1">Local Fil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cm" svg:height="1cm" svg:x="7.001cm" svg:y="1.699cm">
          <text:p/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3cm" svg:height="1cm" svg:x="7.002cm" svg:y="3.9cm">
          <text:p/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3cm" svg:height="1cm" svg:x="7.002cm" svg:y="6.1cm">
          <text:p/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-0.3cm" svg:height="-1cm" svg:x="12.5cm" svg:y="3.798cm">
          <text:p/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-0.3cm" svg:height="-1cm" svg:x="12.5cm" svg:y="5.998cm">
          <text:p/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-0.3cm" svg:height="-1cm" svg:x="12.5cm" svg:y="8.198cm">
          <text:p/>
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1.789cm" svg:height="1.523cm" svg:x="5.206cm" svg:y="1.476cm">
          <draw:text-box>
            <text:p text:style-name="P4"><text:span text:style-name="T2">Climate</text:span></text:p>
            <text:p text:style-name="P4"><text:span text:style-name="T2">Biology</text:span></text:p>
            <text:p text:style-name="P4"><text:span text:style-name="T2">Physics</text:span></text:p>
          </draw:text-box>
        </draw:frame>
        <draw:frame draw:style-name="gr4" draw:text-style-name="P4" draw:layer="layout" svg:width="1.738cm" svg:height="1.523cm" svg:x="5.207cm" svg:y="3.677cm">
          <draw:text-box>
            <text:p text:style-name="P4"><text:span text:style-name="T2">ROMIO</text:span></text:p>
            <text:p text:style-name="P4"><text:span text:style-name="T2">OMPIO</text:span></text:p>
            <text:p text:style-name="P4"><text:span text:style-name="T2">ADIOS</text:span></text:p>
          </draw:text-box>
        </draw:frame>
        <draw:frame draw:style-name="gr4" draw:text-style-name="P4" draw:layer="layout" svg:width="1.793cm" svg:height="1.523cm" svg:x="5.207cm" svg:y="5.877cm">
          <draw:text-box>
            <text:p text:style-name="P4"><text:span text:style-name="T2">Lustre</text:span></text:p>
            <text:p text:style-name="P4"><text:span text:style-name="T2">GPFS</text:span></text:p>
            <text:p text:style-name="P4"><text:span text:style-name="T2">BeeGFS</text:span></text:p>
          </draw:text-box>
        </draw:frame>
        <draw:frame draw:style-name="gr4" draw:text-style-name="P5" draw:layer="layout" svg:width="1.797cm" svg:height="1.523cm" svg:x="12.506cm" svg:y="2.54cm">
          <draw:text-box>
            <text:p text:style-name="P5"><text:span text:style-name="T2">HDF5</text:span></text:p>
            <text:p text:style-name="P5"><text:span text:style-name="T2">NetCDF</text:span></text:p>
            <text:p text:style-name="P5"><text:span text:style-name="T2">GRIB</text:span></text:p>
          </draw:text-box>
        </draw:frame>
        <draw:frame draw:style-name="gr4" draw:text-style-name="P5" draw:layer="layout" svg:width="1.226cm" svg:height="0.675cm" svg:x="12.507cm" svg:y="5.141cm">
          <draw:text-box>
            <text:p text:style-name="P5"><text:span text:style-name="T2">Zoid</text:span></text:p>
          </draw:text-box>
        </draw:frame>
        <draw:frame draw:style-name="gr4" draw:text-style-name="P5" draw:layer="layout" svg:width="1.294cm" svg:height="1.523cm" svg:x="12.507cm" svg:y="6.941cm">
          <draw:text-box>
            <text:p text:style-name="P5"><text:span text:style-name="T2">Ext4</text:span></text:p>
            <text:p text:style-name="P5"><text:span text:style-name="T2">XFS</text:span></text:p>
            <text:p text:style-name="P5"><text:span text:style-name="T2">Btrfs</text:span></text:p>
          </draw:text-box>
        </draw:frame>
        <draw:frame draw:style-name="gr5" draw:text-style-name="P6" draw:layer="layout" svg:width="4.79cm" svg:height="0.675cm" svg:x="7.362cm" svg:y="8.6cm">
          <draw:text-box>
            <text:p text:style-name="P6"><text:span text:style-name="T3">Example of HPC I/O St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5T14:34:41.842367023</meta:creation-date>
    <dc:date>2016-08-10T12:34:30</dc:date>
    <meta:editing-duration>P9DT15H1M47S</meta:editing-duration>
    <meta:editing-cycles>63</meta:editing-cycles>
    <meta:generator>OpenOffice/4.0.1$Unix OpenOffice.org_project/401m5$Build-9714</meta:generator>
    <meta:print-date>2015-03-19T11:43:39.636814420</meta:print-date>
    <dc:creator>Giuseppe Congiu</dc:creator>
    <meta:document-statistic meta:object-count="21"/>
  </office:meta>
</office:document-meta>
</file>